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003064B87170C72F.png" manifest:media-type="image/png"/>
  <manifest:file-entry manifest:full-path="Pictures/10000001000003BF000004382A8E878073FF5648.png" manifest:media-type="image/png"/>
  <manifest:file-entry manifest:full-path="Pictures/1000000000000422000001EDA85FF4F77E1CCBBE.png" manifest:media-type="image/png"/>
  <manifest:file-entry manifest:full-path="Pictures/1000000100000780000004383B96152B91566D09.png" manifest:media-type="image/png"/>
  <manifest:file-entry manifest:full-path="Pictures/100000010000077F0000043842B4BB004F67BE04.png" manifest:media-type="image/png"/>
  <manifest:file-entry manifest:full-path="Pictures/1000000100000749000004377CC6BEDD40C14467.png" manifest:media-type="image/png"/>
  <manifest:file-entry manifest:full-path="Pictures/100000010000077900000435F245B5098F7E33C1.png" manifest:media-type="image/png"/>
  <manifest:file-entry manifest:full-path="Pictures/100000010000078000000438C76ABF8AF9D131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fo:color="#666666" loext:opacity="100%" style:font-name="Candara" fo:font-size="14pt" officeooo:rsid="000072b9" officeooo:paragraph-rsid="0029fed6" style:font-size-asian="14pt" style:font-size-complex="14pt"/>
    </style:style>
    <style:style style:name="P31" style:family="paragraph" style:parent-style-name="Heading_20_1">
      <style:text-properties fo:color="#666666" loext:opacity="100%" style:font-name="Candara" fo:font-size="14pt" officeooo:rsid="002d6f50" officeooo:paragraph-rsid="002d6f50" style:font-size-asian="14pt" style:font-size-complex="14pt"/>
    </style:style>
    <style:style style:name="P32" style:family="paragraph" style:parent-style-name="Heading_20_1">
      <style:text-properties style:font-name="Candara" officeooo:paragraph-rsid="0029fed6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4" style:family="paragraph" style:parent-style-name="Text_20_body">
      <style:text-properties officeooo:paragraph-rsid="0029fed6"/>
    </style:style>
    <style:style style:name="P35" style:family="paragraph" style:parent-style-name="Text_20_body">
      <style:text-properties officeooo:rsid="002d6f50" officeooo:paragraph-rsid="0029fed6"/>
    </style:style>
    <style:style style:name="P36" style:family="paragraph" style:parent-style-name="Text_20_body">
      <style:text-properties officeooo:rsid="002d6f50" officeooo:paragraph-rsid="002d6f50"/>
    </style:style>
    <style:style style:name="P37" style:family="paragraph" style:parent-style-name="Text_20_body">
      <style:text-properties fo:color="#666666" loext:opacity="100%" style:font-name="Candara" fo:font-size="14pt" officeooo:rsid="002d6f50" officeooo:paragraph-rsid="002d6f50" style:font-size-asian="14pt" style:font-size-complex="14pt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style:font-name="Candara" fo:font-size="14pt" officeooo:rsid="000072b9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3">Guardar este documento en nuestro equipo.</text:p>
        </text:list-item>
        <text:list-item>
          <text:p text:style-name="P33">Renombrar según el siguiente ejemplo: ApellidoNombre_ActividadesUD<text:span text:style-name="T6">6</text:span></text:p>
        </text:list-item>
        <text:list-item>
          <text:p text:style-name="P33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8" text:outline-level="1"><draw:frame draw:style-name="fr1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9" text:outline-level="1"><text:bookmark-start text:name="__RefHeading___Toc107_3396345470"/>Actividad 1.<text:bookmark-end text:name="__RefHeading___Toc107_3396345470"/></text:h>
      <text:h text:style-name="P32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p text:style-name="P34"><text:span text:style-name="T11"/></text:p>
      <text:p text:style-name="P36"><text:span text:style-name="T11">1.</text:span></text:p>
      <text:p text:style-name="P34"><draw:frame draw:style-name="fr2" draw:name="Imagen2" text:anchor-type="char" svg:x="1.332cm" svg:y="-0.333cm" svg:width="12.861cm" svg:height="9.096cm" draw:z-index="1"><draw:image xlink:href="Pictures/10000001000003BF000004382A8E878073FF5648.png" xlink:type="simple" xlink:show="embed" xlink:actuate="onLoad" draw:mime-type="image/png"/></draw:frame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5"><text:span text:style-name="T11"/></text:p>
      <text:h text:style-name="P31" text:outline-level="1"><text:soft-page-break/>2.</text:h>
      <text:p text:style-name="P37"><draw:frame draw:style-name="fr2" draw:name="Imagen4" text:anchor-type="char" svg:x="0.385cm" svg:y="-0.132cm" svg:width="15.674cm" svg:height="8.816cm" draw:z-index="2"><draw:image xlink:href="Pictures/1000000100000780000004383B96152B91566D09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3.</text:p>
      <text:p text:style-name="P37"><draw:frame draw:style-name="fr2" draw:name="Imagen3" text:anchor-type="char" svg:x="0cm" svg:y="0.067cm" svg:width="17.59cm" svg:height="9.894cm" draw:z-index="3"><draw:image xlink:href="Pictures/100000010000078000000438003064B87170C72F.png" xlink:type="simple" xlink:show="embed" xlink:actuate="onLoad" draw:mime-type="image/png"/></draw:frame></text:p>
      <text:p text:style-name="P37"/>
      <text:p text:style-name="P37"><text:soft-page-break/>4.</text:p>
      <text:p text:style-name="P37"><draw:frame draw:style-name="fr2" draw:name="Imagen5" text:anchor-type="char" svg:x="0.517cm" svg:y="0.067cm" svg:width="16.558cm" svg:height="9.58cm" draw:z-index="4"><draw:image xlink:href="Pictures/1000000100000749000004377CC6BEDD40C14467.png" xlink:type="simple" xlink:show="embed" xlink:actuate="onLoad" draw:mime-type="image/png"/></draw:frame></text:p>
      <text:p text:style-name="P37">5.</text:p>
      <text:p text:style-name="P37"><draw:frame draw:style-name="fr2" draw:name="Imagen6" text:anchor-type="char" svg:x="0.372cm" svg:y="0.132cm" svg:width="16.665cm" svg:height="9.382cm" draw:z-index="5"><draw:image xlink:href="Pictures/100000010000077900000435F245B5098F7E33C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6.</text:p>
      <text:p text:style-name="P37"><draw:frame draw:style-name="fr2" draw:name="Imagen7" text:anchor-type="char" svg:x="0.859cm" svg:y="-0.22cm" svg:width="15.871cm" svg:height="8.927cm" draw:z-index="6"><draw:image xlink:href="Pictures/100000010000078000000438C76ABF8AF9D1318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7.</text:p>
      <text:p text:style-name="P37"><draw:frame draw:style-name="fr1" draw:name="Imagen8" text:anchor-type="char" svg:width="17.59cm" svg:height="9.901cm" draw:z-index="7"><draw:image xlink:href="Pictures/100000010000077F0000043842B4BB004F67BE04.png" xlink:type="simple" xlink:show="embed" xlink:actuate="onLoad" draw:mime-type="image/png"/></draw:frame></text:p>
      <text:h text:style-name="P30" text:outline-level="1"><text:soft-page-break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span text:style-name="T8"/></text:h>
      <text:h text:style-name="P32" text:outline-level="1"><text:bookmark-start text:name="__RefHeading___Toc304_3782417621"/><text:span text:style-name="T8">Actividad </text:span><text:span text:style-name="T9">3</text:span><text:span text:style-name="T8">. </text:span><text:bookmark-end text:name="__RefHeading___Toc304_3782417621"/></text:h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5-04-01T14:59:44.380000000</dc:date>
    <meta:editing-duration>PT5H50M51S</meta:editing-duration>
    <meta:editing-cycles>42</meta:editing-cycles>
    <meta:document-statistic meta:table-count="1" meta:image-count="8" meta:object-count="0" meta:page-count="6" meta:paragraph-count="29" meta:word-count="89" meta:character-count="631" meta:non-whitespace-character-count="470"/>
  </office:meta>
</office:document-meta>
</file>